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6.25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0.96mm"/>
    </style:style>
    <style:style style:name="co6" style:family="table-column">
      <style:table-column-properties fo:break-before="auto" style:column-width="80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3mm" fo:break-before="auto" style:use-optimal-row-height="true"/>
    </style:style>
    <style:style style:name="ro3" style:family="table-row">
      <style:table-row-properties style:row-height="9.31mm" fo:break-before="auto" style:use-optimal-row-height="false"/>
    </style:style>
    <style:style style:name="ro4" style:family="table-row">
      <style:table-row-properties style:row-height="8.52mm" fo:break-before="auto" style:use-optimal-row-height="false"/>
    </style:style>
    <style:style style:name="ro5" style:family="table-row">
      <style:table-row-properties style:row-height="10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5" table:default-cell-style-name="ce1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eele Alife</text:p>
          </table:table-cell>
          <table:table-cell office:value-type="string" calcext:value-type="string">
            <text:p><text:a xlink:href="https://www.jobs.ac.uk/job/CKF597/lecturer-in-computer-science-3-posts" xlink:type="simple">https://www.jobs.ac.uk/job/CKF597/lecturer-in-computer-science-3-post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lasgow</text:p>
          </table:table-cell>
          <table:table-cell office:value-type="string" calcext:value-type="string">
            <text:p><text:a xlink:href="https://www.jobs.ac.uk/job/CJM335/research-associate-fellow-in-geo-statistics" xlink:type="simple">https://www.jobs.ac.uk/job/CJM335/research-associate-fellow-in-geo-statistics</text:a></text:p>
          </table:table-cell>
          <table:table-cell table:number-columns-repeated="2"/>
          <table:table-cell office:value-type="string" calcext:value-type="string">
            <text:p><text:a xlink:href="https://www.jobs.ac.uk/job/CJM396/research-associate-fellow-in-signal-processing-for-mapping" xlink:type="simple">https://www.jobs.ac.uk/job/CJM396/research-associate-fellow-in-signal-processing-for-mapping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ronto (Mike)</text:p>
          </table:table-cell>
          <table:table-cell office:value-type="string" calcext:value-type="string">
            <text:p><text:a xlink:href="https://jobs.utoronto.ca/job/Toronto-Assistant-Professor-Geographic-Information-Systems-%28GIS%29-ON/550563717/" xlink:type="simple">https://jobs.utoronto.ca/job/Toronto-Assistant-Professor-Geographic-Information-Systems-%28GIS%29-ON/550563717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 Andrews</text:p>
          </table:table-cell>
          <table:table-cell office:value-type="string" calcext:value-type="string">
            <text:p><text:a xlink:href="https://www.vacancies.st-andrews.ac.uk/Vacancies/W/1010/0/311559/889/associate-lecturer-education-focused-in-geography-and-sustainable-development-ao1737nb" xlink:type="simple">https://www.vacancies.st-andrews.ac.uk/Vacancies/W/1010/0/311559/889/associate-lecturer-education-focused-in-geography-and-sustainable-development-ao1737nb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string" calcext:value-type="string">
            <text:p><text:a xlink:href="https://my.corehr.com/pls/ulivrecruit/erq_jobspec_version_4.display_form?p_company=1&amp;p_internal_external=E&amp;p_display_in_irish=N&amp;p_process_type=&amp;p_applicant_no=&amp;p_form_profile_detail=&amp;p_display_apply_ind=Y&amp;p_refresh_search=Y&amp;p_recruitment_id=033372" xlink:type="simple">https://my.corehr.com/pls/ulivrecruit/erq_jobspec_version_4.display_form?p_company=1&amp;p_internal_external=E&amp;p_display_in_irish=N&amp;p_process_type=&amp;p_applicant_no=&amp;p_form_profile_detail=&amp;p_display_apply_ind=Y&amp;p_refresh_search=Y&amp;p_recruitment_id=033372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rkbeck lecturer</text:p>
          </table:table-cell>
          <table:table-cell office:value-type="string" calcext:value-type="string">
            <text:p><text:a xlink:href="https://cis7.bbk.ac.uk/vacancy/lecturer-geographic-data-science-455128.html" xlink:type="simple">https://cis7.bbk.ac.uk/vacancy/lecturer-geographic-data-science-455128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rpool (dead 08/09)</text:p>
          </table:table-cell>
          <table:table-cell office:value-type="string" calcext:value-type="string">
            <text:p><text:a xlink:href="https://www.jobs.ac.uk/job/CHU836/lecturer-in-urban-analytics" xlink:type="simple">https://www.jobs.ac.uk/job/CHU836/lecturer-in-urban-analytics</text:a></text:p>
          </table:table-cell>
          <table:table-cell/>
          <table:table-cell office:value-type="string" calcext:value-type="string">
            <text:p><text:a xlink:href="https://www.jobs.ac.uk/job/CHU855/lecturer-in-population-science" xlink:type="simple">https://www.jobs.ac.uk/job/CHU855/lecturer-in-population-science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Sheffield</text:p>
          </table:table-cell>
          <table:table-cell office:value-type="string" calcext:value-type="string">
            <text:p><text:a xlink:href="https://www.jobs.ac.uk/job/CHP594/lecturer-senior-lecturer-in-geographical-information-science" xlink:type="simple">https://www.jobs.ac.uk/job/CHP594/lecturer-senior-lecturer-in-geographical-information-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ltrecht (dead 08/09)</text:p>
          </table:table-cell>
          <table:table-cell office:value-type="string" calcext:value-type="string">
            <text:p><text:a xlink:href="https://www.uu.nl/en/organisation/working-at-utrecht-university/jobs/four-assistant-professors-tenure-track-of-human-geography-spatial-planning-08-10-fte" xlink:type="simple">https://www.uu.nl/en/organisation/working-at-utrecht-university/jobs/four-assistant-professors-tenure-track-of-human-geography-spatial-planning-08-10-ft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ME immob data sci (mail 12/07/2021)</text:p>
          </table:table-cell>
          <table:table-cell office:value-type="string" calcext:value-type="string">
            <text:p><text:a xlink:href="http://www.rd2conseil.com/emplois/ypt/" xlink:type="simple">http://www.rd2conseil.com/emplois/ypt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enigen</text:p>
          </table:table-cell>
          <table:table-cell office:value-type="string" calcext:value-type="string">
            <text:p><text:a xlink:href="https://www.wur.nl/en/vacancy/Assistant-or-Associate-Professor-in-Geo-information-Science.htm" xlink:type="simple">https://www.wur.nl/en/vacancy/Assistant-or-Associate-Professor-in-Geo-information-Science.htm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<text:a xlink:href="https://atsv7.wcn.co.uk/search_engine/jobs.cgi?owner=5041385&amp;ownertype=fair&amp;jcode=1876974&amp;vt_template=966&amp;adminview=1" xlink:type="simple">https://atsv7.wcn.co.uk/search_engine/jobs.cgi?owner=5041385&amp;ownertype=fair&amp;jcode=1876974&amp;vt_template=966&amp;adminview=1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atsv7.wcn.co.uk/search_engine/jobs.cgi?owner=5041385&amp;ownertype=fair&amp;jcode=1876971&amp;vt_template=965&amp;adminview=1" xlink:type="simple">https://atsv7.wcn.co.uk/search_engine/jobs.cgi?owner=5041385&amp;ownertype=fair&amp;jcode=1876971&amp;vt_template=965&amp;adminview=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Fellowship data sci n10 (~: policy-constrained; closed on 10/06)</text:p>
          </table:table-cell>
          <table:table-cell office:value-type="string" calcext:value-type="string">
            <text:p><text:a xlink:href="https://www.ukri.org/opportunity/esrc-adr-uk-no-10-data-science-fellowships-2021/" xlink:type="simple">https://www.ukri.org/opportunity/esrc-adr-uk-no-10-data-science-fellowships-2021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ny (~: private, far from topic – open 10/06)</text:p>
          </table:table-cell>
          <table:table-cell office:value-type="string" calcext:value-type="string">
            <text:p><text:a xlink:href="https://csl.sony.fr/jobs/" xlink:type="simple">https://csl.sony.fr/job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Macao with Stinkvitch (well paid, open subject; pb: begin date?) DEADLINE 01/07</text:p>
          </table:table-cell>
          <table:table-cell office:value-type="string" calcext:value-type="string">
            <text:p><text:a xlink:href="https://unu.edu/about/hr/academic/researcher-4-positions.html#overview" xlink:type="simple">https://unu.edu/about/hr/academic/researcher-4-positions.html#overview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4">
          <table:table-cell office:value-type="string" calcext:value-type="string">
            <text:p>Leeds: transport microsim – link covid (~:closed 10/06)</text:p>
          </table:table-cell>
          <table:table-cell office:value-type="string" calcext:value-type="string">
            <text:p><text:a xlink:href="https://jobs.leeds.ac.uk/Vacancy.aspx?id=20405&amp;forced=2" xlink:type="simple">https://jobs.leeds.ac.uk/Vacancy.aspx?id=20405&amp;forced=2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jobs.leeds.ac.uk/Vacancy.aspx?id=20522&amp;forced=2" xlink:type="simple">https://jobs.leeds.ac.uk/Vacancy.aspx?id=20522&amp;forced=2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5">
          <table:table-cell office:value-type="string" calcext:value-type="string">
            <text:p>Chercheur senior ENPC (~: requirements, management role?)</text:p>
          </table:table-cell>
          <table:table-cell office:value-type="string" calcext:value-type="string">
            <text:p>Misc/Positions/DR-LVMT-Chercheur-senior-en-data-science-vf-scg.pd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Liverpool planning: ~</text:p>
          </table:table-cell>
          <table:table-cell office:value-type="string" calcext:value-type="string">
            <text:p><text:a xlink:href="https://my.corehr.com/pls/ulivrecruit/erq_jobspec_version_4.display_form?p_company=1&amp;p_internal_external=E&amp;p_display_in_irish=N&amp;p_process_type=&amp;p_applicant_no=&amp;p_form_profile_detail=&amp;p_display_apply_ind=Y&amp;p_refresh_search=Y&amp;p_recruitment_id=028930" xlink:type="simple">https://my.corehr.com/pls/ulivrecruit/erq_jobspec_version_4.display_form?p_company=1&amp;p_internal_external=E&amp;p_display_in_irish=N&amp;p_process_type=&amp;p_applicant_no=&amp;p_form_profile_detail=&amp;p_display_apply_ind=Y&amp;p_refresh_search=Y&amp;p_recruitment_id=02893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socio essex : ~</text:p>
          </table:table-cell>
          <table:table-cell office:value-type="string" calcext:value-type="string">
            <text:p><text:a xlink:href="https://hrorganiser.essex.ac.uk/tlive_webrecruitment/wrd/run/ETREC107GF.open?VACANCY_ID=023433NxwY&amp;WVID=9918109NEm&amp;LANG=USA" xlink:type="simple">https://hrorganiser.essex.ac.uk/tlive_webrecruitment/wrd/run/ETREC107GF.open?VACANCY_ID=023433NxwY&amp;WVID=9918109NEm&amp;LANG=USA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resilience Oxford (dead 26/05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9872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9872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circeco WUR (dead 26/05)</text:p>
          </table:table-cell>
          <table:table-cell office:value-type="string" calcext:value-type="string">
            <text:p><text:a xlink:href="https://www.wur.nl/en/vacancy/Postdoc-position-Really-closing-the-Loop-the-role-of-cities-in-circular-Food-Systems.htm" xlink:type="simple">https://www.wur.nl/en/vacancy/Postdoc-position-Really-closing-the-Loop-the-role-of-cities-in-circular-Food-Systems.htm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nure track cafoscari (dead 06/05)</text:p>
          </table:table-cell>
          <table:table-cell office:value-type="string" calcext:value-type="string">
            <text:p><text:a xlink:href="https://inomics.com/job/tenure-track-position-in-mathematics-for-economics-at-ca-foscari-university-venice-italy-associate-professor-1511200" xlink:type="simple">https://inomics.com/job/tenure-track-position-in-mathematics-for-economics-at-ca-foscari-university-venice-italy-associate-professor-151120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MIT (~: planning)</text:p>
          </table:table-cell>
          <table:table-cell office:value-type="string" calcext:value-type="string">
            <text:p><text:a xlink:href="https://apply.interfolio.com/86148" xlink:type="simple">https://apply.interfolio.com/86148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Bristol (~)</text:p>
          </table:table-cell>
          <table:table-cell office:value-type="string" calcext:value-type="string">
            <text:p><text:a xlink:href="https://www.jobs.ac.uk/job/CFF558/lecturer-in-geographical-information-science" xlink:type="simple">https://www.jobs.ac.uk/job/CFF558/lecturer-in-geographical-information-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digital twins Singapore (~)</text:p>
          </table:table-cell>
          <table:table-cell office:value-type="string" calcext:value-type="string">
            <text:p><text:a xlink:href="https://ual.sg/openings/ads/2021-04-postdoc/" xlink:type="simple">https://ual.sg/openings/ads/2021-04-postdoc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Leiden (fit ~)</text:p>
          </table:table-cell>
          <table:table-cell office:value-type="string" calcext:value-type="string">
            <text:p><text:a xlink:href="https://www.academictransfer.com/nl/299434/postdoc-science-studies/" xlink:type="simple">https://www.academictransfer.com/nl/299434/postdoc-science-studie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Glasgow (too late 04/05)</text:p>
          </table:table-cell>
          <table:table-cell office:value-type="string" calcext:value-type="string">
            <text:p><text:a xlink:href="https://www.jobs.ac.uk/job/CFB195/lecturer-senior-lecturer-in-geospatial-information-science-gis" xlink:type="simple">https://www.jobs.ac.uk/job/CFB195/lecturer-senior-lecturer-in-geospatial-information-science-gi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sa C Zhong</text:p>
          </table:table-cell>
          <table:table-cell office:value-type="string" calcext:value-type="string">
            <text:p><text:a xlink:href="https://www.jobs.ac.uk/job/CFN347/research-fellow-in-urban-mobility" xlink:type="simple">https://www.jobs.ac.uk/job/CFN347/research-fellow-in-urban-mobility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aalto (31/05)</text:p>
          </table:table-cell>
          <table:table-cell office:value-type="string" calcext:value-type="string">
            <text:p><text:a xlink:href="https://www.aalto.fi/en/open-positions/positions-for-multidisciplinary-postdoctoral-researchers-in-built-environment" xlink:type="simple">https://www.aalto.fi/en/open-positions/positions-for-multidisciplinary-postdoctoral-researchers-in-built-environment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torat 12 mois : mobilités de pratiquants de sport de nature en montag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(geotamtam – too late 16/04 le 28/04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SE 04/05 (~: start 01/09)</text:p>
          </table:table-cell>
          <table:table-cell office:value-type="string" calcext:value-type="string">
            <text:p><text:a xlink:href="https://jobs.lse.ac.uk/Vacancies/W/6543/0/293831/15539/lse-fellow-in-geographic-data-science" xlink:type="simple">https://jobs.lse.ac.uk/Vacancies/W/6543/0/293831/15539/lse-fellow-in-geographic-data-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f Glasgow: too advanced</text:p>
          </table:table-cell>
          <table:table-cell office:value-type="string" calcext:value-type="string">
            <text:p><text:a xlink:href="https://www.flipsnack.com/UofGRecruitment/professor-in-urban-analytics-u5wkyqe95e.html" xlink:type="simple">https://www.flipsnack.com/UofGRecruitment/professor-in-urban-analytics-u5wkyqe95e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Clermont petites lignes</text:p>
          </table:table-cell>
          <table:table-cell office:value-type="string" calcext:value-type="string">
            <text:p><text:a xlink:href="https://seafile.agroparistech.fr/f/305b0a8ee6a54372ae74/" xlink:type="simple">https://seafile.agroparistech.fr/f/305b0a8ee6a54372ae74/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sujet interessant, mais dead: 6 mois, mi avril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YSU Business school?(akadeus)</text:p>
          </table:table-cell>
          <table:table-cell office:value-type="string" calcext:value-type="string">
            <text:p><text:a xlink:href="https://www.akadeus.com/announcement,a5201.html" xlink:type="simple">https://www.akadeus.com/announcement,a5201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lead at red10 (mail Adam 15/03)</text:p>
          </table:table-cell>
          <table:table-cell office:value-type="string" calcext:value-type="string">
            <text:p><text:a xlink:href="https://www.reds10.com/" xlink:type="simple">https://www.reds10.com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SMF: only for still in phd – fail</text:p>
          </table:table-cell>
          <table:table-cell office:value-type="string" calcext:value-type="string">
            <text:p><text:a xlink:href="https://www.jsmf.org/apply/fellowship/" xlink:type="simple">https://www.jsmf.org/apply/fellowship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Liser 31/03</text:p>
          </table:table-cell>
          <table:table-cell office:value-type="string" calcext:value-type="string">
            <text:p><text:a xlink:href="https://jobs.liser.lu/jobs/detail/research-associate-in-spatial-data-science-and-geospatial-infrastructure-postdoc-m-f-ref-21-06-169" xlink:type="simple">https://jobs.liser.lu/jobs/detail/research-associate-in-spatial-data-science-and-geospatial-infrastructure-postdoc-m-f-ref-21-06-169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Turing ABM eco shocks</text:p>
          </table:table-cell>
          <table:table-cell office:value-type="string" calcext:value-type="string">
            <text:p><text:a xlink:href="https://cezanneondemand.intervieweb.it/turing/jobs/postdoctoral_research_associate_agent__computing_models_to_study_socioeconomic_shocks_and_policy_interventions_x2_12825/en/" xlink:type="simple">https://cezanneondemand.intervieweb.it/turing/jobs/postdoctoral_research_associate_agent__computing_models_to_study_socioeconomic_shocks_and_policy_interventions_x2_12825/en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UCL Geography (02/04)</text:p>
          </table:table-cell>
          <table:table-cell office:value-type="string" calcext:value-type="string">
            <text:p><text:a xlink:href="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" xlink:type="simple">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ese LVMT Bonin transitions</text:p>
          </table:table-cell>
          <table:table-cell office:value-type="string" calcext:value-type="string">
            <text:p><text:a xlink:href="https://www.ifsttar.fr/offres-theses/sujet.php?num=2439&amp;num_session=1" xlink:type="simple">https://www.ifsttar.fr/offres-theses/sujet.php?num=2439&amp;num_session=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DD: LVMT/IG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sci reg ad</text:p>
          </table:table-cell>
          <table:table-cell office:value-type="string" calcext:value-type="string">
            <text:p><text:a xlink:href="https://www.asa.org.uk/about-asa-and-cap/careers-at-the-asa/vacancies.html" xlink:type="simple">https://www.asa.org.uk/about-asa-and-cap/careers-at-the-asa/vacancies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CLT (comp bio)</text:p>
          </table:table-cell>
          <table:table-cell office:value-type="string" calcext:value-type="string">
            <text:p><text:a xlink:href="https://www.unive.it/pag/fileadmin/user_upload/centri/ECLT/documenti/Bando_assegno_DC-ren_7_EN_PUBBLICAZIONE.pdf" xlink:type="simple">https://www.unive.it/pag/fileadmin/user_upload/centri/ECLT/documenti/Bando_assegno_DC-ren_7_EN_PUBBLICAZIONE.pdf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MB Berlin postdoc 3years</text:p>
          </table:table-cell>
          <table:table-cell office:value-type="string" calcext:value-type="string">
            <text:p><text:a xlink:href="https://cmb.huma-num.fr/position-as-early-career-researcher-up-to-3-years/" xlink:type="simple">https://cmb.huma-num.fr/position-as-early-career-researcher-up-to-3-year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cours inrae? 04/03</text:p>
          </table:table-cell>
          <table:table-cell office:value-type="string" calcext:value-type="string">
            <text:p><text:a xlink:href="https://jobs.inrae.fr/concours/concours-charges-recherche-classe-normale-profil-h-f" xlink:type="simple">https://jobs.inrae.fr/concours/concours-charges-recherche-classe-normale-profil-h-f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ulouse simulation</text:p>
          </table:table-cell>
          <table:table-cell office:value-type="string" calcext:value-type="string">
            <text:p><text:a xlink:href="https://jobs.inrae.fr/concours/concours-charges-recherche-classe-normale-profil-h-f/cr-2021-mathnum-2" xlink:type="simple">https://jobs.inrae.fr/concours/concours-charges-recherche-classe-normale-profil-h-f/cr-2021-mathnum-2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uyane transition</text:p>
          </table:table-cell>
          <table:table-cell office:value-type="string" calcext:value-type="string">
            <text:p><text:a xlink:href="https://jobs.inrae.fr/concours/concours-charges-recherche-classe-normale-profil-h-f/cr-2021-ecosocio-2" xlink:type="simple">https://jobs.inrae.fr/concours/concours-charges-recherche-classe-normale-profil-h-f/cr-2021-ecosocio-2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ignon ML-alimentation</text:p>
          </table:table-cell>
          <table:table-cell office:value-type="string" calcext:value-type="string">
            <text:p><text:a xlink:href="https://jobs.inrae.fr/concours/concours-charges-recherche-classe-normale-profil-h-f/cr-2021-ecosocio-1" xlink:type="simple">https://jobs.inrae.fr/concours/concours-charges-recherche-classe-normale-profil-h-f/cr-2021-ecosocio-1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is math: trop matheux</text:p>
          </table:table-cell>
          <table:table-cell office:value-type="string" calcext:value-type="string">
            <text:p><text:a xlink:href="https://jobs.inrae.fr/concours/concours-charges-recherche-classe-normale-profil-h-f/cr-2021-mathnum-1" xlink:type="simple">https://jobs.inrae.fr/concours/concours-charges-recherche-classe-normale-profil-h-f/cr-2021-mathnum-1</text:a>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 cnam? Need HDR!</text:p>
          </table:table-cell>
          <table:table-cell office:value-type="string" calcext:value-type="string">
            <text:p><text:a xlink:href="https://presentation.cnam.fr/le-cnam-recrute/recrutement-de-6-professeurs-du-cnam-1230698.kjsp?RH=EMP" xlink:type="simple">https://presentation.cnam.fr/le-cnam-recrute/recrutement-de-6-professeurs-du-cnam-1230698.kjsp?RH=EMP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nsport policy Glasgow 21/02</text:p>
          </table:table-cell>
          <table:table-cell office:value-type="string" calcext:value-type="string">
            <text:p><text:a xlink:href="https://strathvacancies.engageats.co.uk/ViewVacancyV2.aspx?enc=mEgrBL4XQK0+ld8aNkwYmGngOELm0f24rCuTNWs7LGi21P21+S4vP91jnvykNzMmw3G3pLPKliDM9cDoTaoSTPoblCohlqTJAG5jTQ5AWUWXUPtTco8qIg0BftbIoRiXnG6ZZ+PAMGLrboc7Iq1D8A" xlink:type="simple">https://strathvacancies.engageats.co.uk/ViewVacancyV2.aspx?enc=mEgrBL4XQK0+ld8aNkwYmGngOELm0f24rCuTNWs7LGi21P21+S4vP91jnvykNzMmw3G3pLPKliDM9cDoTaoSTPoblCohlqTJAG5jTQ5AWUWXUPtTco8qIg0BftbIoRiXnG6ZZ+PAMGLrboc7Iq1D8A</text:a>=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esta (Research Scientist 15/02)</text:p>
          </table:table-cell>
          <table:table-cell office:value-type="string" calcext:value-type="string">
            <text:p><text:a xlink:href="https://www.nesta.org.uk/jobs/" xlink:type="simple">https://www.nesta.org.uk/job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nsport data scientist arup (dead 14/01)</text:p>
          </table:table-cell>
          <table:table-cell office:value-type="string" calcext:value-type="string">
            <text:p><text:a xlink:href="https://jobs.arup.com/jobs/transport-data-scientist-3021" xlink:type="simple">https://jobs.arup.com/jobs/transport-data-scientist-302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ft associate prof urban studies (dead 14/01)</text:p>
          </table:table-cell>
          <table:table-cell office:value-type="string" calcext:value-type="string">
            <text:p><text:a xlink:href="https://www.tudelft.nl/over-tu-delft/werken-bij-tu-delft/vacatures/details/?jobId=1631&amp;jobTitle=Associate%20Professor%20in%20Urban%20Studies" xlink:type="simple">https://www.tudelft.nl/over-tu-delft/werken-bij-tu-delft/vacatures/details/?jobId=1631&amp;jobTitle=Associate%20Professor%20in%20Urban%20Studie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 Computational Social Science</text:p>
          </table:table-cell>
          <table:table-cell office:value-type="string" calcext:value-type="string">
            <text:p><text:a xlink:href="https://careers-twosixlabs.icims.com/jobs/1196/job?mobile=false&amp;width=1296&amp;height=500&amp;bga=true&amp;needsRedirect=false&amp;jan1offset=0&amp;jun1offset=60" xlink:type="simple">https://careers-twosixlabs.icims.com/jobs/1196/job?mobile=false&amp;width=1296&amp;height=500&amp;bga=true&amp;needsRedirect=false&amp;jan1offset=0&amp;jun1offset=6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Imperial energy</text:p>
          </table:table-cell>
          <table:table-cell office:value-type="string" calcext:value-type="string">
            <text:p><text:a xlink:href="https://www.imperial.ac.uk/jobs/description/BUS00310/research-associate-energy-and-environmental-economics" xlink:type="simple">https://www.imperial.ac.uk/jobs/description/BUS00310/research-associate-energy-and-environmental-economic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MIT environment</text:p>
          </table:table-cell>
          <table:table-cell office:value-type="string" calcext:value-type="string">
            <text:p><text:a xlink:href="https://careers.peopleclick.com/careerscp/client_mit/external/jobDetails/jobDetail.html?jobPostId=19432&amp;localeCode=en-us" xlink:type="simple">https://careers.peopleclick.com/careerscp/client_mit/external/jobDetails/jobDetail.html?jobPostId=19432&amp;localeCode=en-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putation inequalities MIT 15/12</text:p>
          </table:table-cell>
          <table:table-cell office:value-type="string" calcext:value-type="string">
            <text:p><text:a xlink:href="https://apply.interfolio.com/80566" xlink:type="simple">https://apply.interfolio.com/80566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SE Lecturer 13/12</text:p>
          </table:table-cell>
          <table:table-cell office:value-type="string" calcext:value-type="string">
            <text:p><text:a xlink:href="https://jobs.lse.ac.uk/Vacancies/W/1386/0/281980/15539/assistant-professorial-lecturer-in-geographical-data-science" xlink:type="simple">https://jobs.lse.ac.uk/Vacancies/W/1386/0/281980/15539/assistant-professorial-lecturer-in-geographical-data-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verhulme Oxford 07/12</text:p>
          </table:table-cell>
          <table:table-cell office:value-type="string" calcext:value-type="string">
            <text:p><text:a xlink:href="https://www.jobs.ac.uk/job/CCK762/postdoctoral-researcher-leverhulme-centre-for-demographic-research" xlink:type="simple">https://www.jobs.ac.uk/job/CCK762/postdoctoral-researcher-leverhulme-centre-for-demographic-research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PSRC schemes?</text:p>
          </table:table-cell>
          <table:table-cell office:value-type="string" calcext:value-type="string">
            <text:p><text:a xlink:href="https://epsrc.ukri.org/skills/fellows/" xlink:type="simple">https://epsrc.ukri.org/skills/fellow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ER 31/12</text:p>
          </table:table-cell>
          <table:table-cell office:value-type="string" calcext:value-type="string">
            <text:p><text:a xlink:href="https://jobs.liser.lu/jobs/detail/research-associate-post-doc-in-urban-modelling-and-spatial-data-analytics-m-f-ref-20-15-157" xlink:type="simple">https://jobs.liser.lu/jobs/detail/research-associate-post-doc-in-urban-modelling-and-spatial-data-analytics-m-f-ref-20-15-157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CL Eng 9/12 (1y: not interesting→ 31/12)</text:p>
          </table:table-cell>
          <table:table-cell office:value-type="string" calcext:value-type="string">
            <text:p><text:a xlink:href="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" xlink:type="simple">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Oxford: expired?</text:p>
          </table:table-cell>
          <table:table-cell office:value-type="string" calcext:value-type="string">
            <text:p><text:a xlink:href="https://www.geog.ox.ac.uk/news/jobs/" xlink:type="simple">https://www.geog.ox.ac.uk/news/job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urich comp soc sci 14/12</text:p>
          </table:table-cell>
          <table:table-cell office:value-type="string" calcext:value-type="string">
            <text:p><text:a xlink:href="https://www.jobs.ethz.ch/job/view/JOPG_ethz_9VurY5OekAs4Mpq6fG" xlink:type="simple">https://www.jobs.ethz.ch/job/view/JOPG_ethz_9VurY5OekAs4Mpq6fG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tseus 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nure track UNAM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te Kisio 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FORE 24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s://www.ucl.ac.uk/bartlett/casa/news/2018/sep/casa-recruiting-research-fellow-urban-modelling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os acceuil cn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 table:number-columns-repeated="4"/>
        </table:table-row>
        <table:table-row table:style-name="ro1" table:number-rows-repeated="10483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source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 finder in STEM</text:p>
          </table:table-cell>
          <table:table-cell office:value-type="string" calcext:value-type="string">
            <text:p><text:a xlink:href="https://pathwaystoscience.org/Postdocs_Portal.aspx" xlink:type="simple">https://pathwaystoscience.org/Postdocs_Portal.aspx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sci</text:p>
          </table:table-cell>
          <table:table-cell office:value-type="string" calcext:value-type="string">
            <text:p><text:a xlink:href="https://netscisociety.net/jobs" xlink:type="simple">https://netscisociety.net/job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1:14:15.643525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1-11-19T11:14:29.069095914</dc:date>
    <meta:editing-duration>P61DT8H40M52S</meta:editing-duration>
    <meta:editing-cycles>127</meta:editing-cycles>
    <meta:generator>LibreOffice/5.4.6.2$MacOSX_X86_64 LibreOffice_project/4014ce260a04f1026ba855d3b8d91541c224eab8</meta:generator>
    <meta:document-statistic meta:table-count="2" meta:cell-count="243" meta:object-count="0"/>
  </office:meta>
</office:document-meta>
</file>